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Farbverlauf_20_14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1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10" draw:fill-hatch-name="Hatch_20_1" draw:fill-image-name="Bitmape_20_1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gradient" draw:fill-color="#c0c0c0" draw:fill-gradient-name="Farbverlauf_20_22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Gradient_20_7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Gradient_20_8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Gradient_20_9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Gradient_20_10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800000" draw:fill-gradient-name="Farbverlauf_20_1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20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ffffff" draw:fill-gradient-name="Gradient_20_1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2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2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2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3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5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7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8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19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0" draw:fill-hatch-name="Hatch_20_1" draw:fill-image-name="Bitmape_20_1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d19447" draw:fill-gradient-name="Gradient_20_22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10" draw:fill-hatch-name="Hatch_20_1" draw:fill-image-name="Bitmape_20_1" draw:opacity="50%" draw:fill-image-width="1cm" draw:fill-image-height="1cm" draw:textarea-horizontal-align="center" draw:textarea-vertical-align="middle" draw:shadow="hidden" draw:shadow-offset-x="0.3cm" draw:shadow-offset-y="0.3cm" draw:shadow-color="#808080" draw:shadow-opacity="50%"/>
    </style:style>
    <style:style style:name="gr2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10" draw:fill-hatch-name="Hatch_20_1" draw:fill-image-name="Bitmape_20_1" draw:opacity="100%" draw:fill-image-width="1cm" draw:fill-image-height="1cm" draw:textarea-horizontal-align="center" draw:textarea-vertical-align="middle" draw:shadow="hidden" draw:shadow-offset-x="0.3cm" draw:shadow-offset-y="0.3cm" draw:shadow-color="#808080" draw:shadow-opacity="100%"/>
    </style:style>
    <style:style style:name="gr27" style:family="graphic" style:parent-style-name="standard">
      <style:graphic-properties draw:stroke="none" draw:fill="gradient" draw:fill-gradient-name="Farbverlauf_20_15" draw:textarea-horizontal-align="center" draw:textarea-vertical-align="middle"/>
    </style:style>
    <style:style style:name="gr2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9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23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Farbverlauf_20_1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000000" draw:fill-gradient-name="Gradient_20_23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fill-color="#ffffff" draw:fill-image-width="1cm" draw:fill-image-height="1cm" draw:textarea-horizontal-align="center" draw:textarea-vertical-align="middle"/>
    </style:style>
    <style:style style:name="gr3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Farbverlauf_20_10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5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Farbverlauf_20_17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17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0000" draw:fill-gradient-name="Farbverlauf_20_2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5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0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9999" draw:opacity="100%" draw:fill-image-width="1cm" draw:fill-image-height="1cm" draw:textarea-horizontal-align="center" draw:textarea-vertical-align="middle" draw:shadow="hidden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7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3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8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29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5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0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1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2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Farbverlauf_20_2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4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2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0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3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4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5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3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Gradient_20_36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19" draw:fill-hatch-name="Hatch_20_1" draw:fill-image-name="Bitmape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5" style:family="graphic" style:parent-style-name="standard">
      <style:graphic-properties draw:stroke="none" draw:fill="solid" draw:fill-color="#000000" draw:fill-gradient-name="Farbverlauf_20_25" draw:fill-image-width="1cm" draw:fill-image-height="1cm" draw:textarea-horizontal-align="center" draw:textarea-vertical-align="middle"/>
    </style:style>
    <style:style style:name="gr56" style:family="graphic" style:parent-style-name="standard">
      <style:graphic-properties draw:fill="gradient" draw:fill-gradient-name="Farbverlauf_20_25" draw:fill-image-width="1cm" draw:fill-image-height="1cm"/>
    </style:style>
    <style:style style:name="gr57" style:family="graphic" style:parent-style-name="standard">
      <style:graphic-properties draw:stroke="solid"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family="'Lucida Sans Unicode'" style:font-style-name="Fett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679cm" svg:height="9.917cm" svg:x="1.021cm" svg:y="6.378cm">
          <text:p/>
        </draw:rect>
        <draw:path draw:style-name="gr2" draw:text-style-name="P2" draw:layer="layout" svg:width="18.096cm" svg:height="9.395cm" svg:x="0.802cm" svg:y="7.979cm" svg:viewBox="0 0 18097 9396" svg:d="m0 7881c5891-2713 10868-4911 17746-7881 1341 2885-1695-612-346 2096-8336 0-8435 6542-16700 6542-42-44-700 2161-700-757z">
          <text:p/>
        </draw:path>
        <draw:path draw:style-name="gr3" draw:text-style-name="P2" draw:layer="layout" svg:width="23.918cm" svg:height="11.768cm" svg:x="1cm" svg:y="8.232cm" svg:viewBox="0 0 23919 11769" svg:d="m0 7685c5719-2646 10550-4788 17227-7685 1302 2813 5382 9129 6691 11768-8091 0-15892 0-23915 0 0-1939-3-1237-3-4083z">
          <text:p/>
        </draw:path>
        <draw:path draw:style-name="gr4" draw:text-style-name="P3" draw:layer="layout" svg:width="13.859cm" svg:height="2.444cm" svg:x="1.428cm" svg:y="17.555cm" svg:viewBox="0 0 13860 2445" svg:d="m12641 2c406 247 812 495 1218 742-546 357-1092 713-1638 1070-112 210-224 420-336 630-3234 0-8651 0-11885 0 350-349 2883-697 3233-1046 924-386 2478-396 3108-446 322-208-574-118-252-326 658-119 1484 59 2142-60 448 30 1232-475 1680-445 672-149 714 297 1386 148 364 30 854-297 1218-267 42 0 84 0 126 0zm-3570 921c-42 0-84 0-126 0-294-20-966 227-1260 208-350 128-322-10-672 118-490 218-980 436-1470 654-252 49-504 99-756 148 350 30 1120-148 1470-118 518-188 742-228 1260-416 364 0 602 119 966 119 196-208 812-565 1008-773 0-10-420 70-420 60zm546 326c-252 169-294 307-546 476-112 178 28 208-84 386 266-168 112-188 378-357 168-128 504-435 672-564-70-40-182-257-252-297 0-10-168 366-168 356z">
          <text:p/>
        </draw:path>
        <draw:path draw:style-name="gr5" draw:text-style-name="P2" draw:layer="layout" svg:width="7.05cm" svg:height="1.156cm" draw:transform="skewX (-0.670555498616095) rotate (0.322013246992893) translate (2.635cm 16.968cm)" svg:viewBox="0 0 7051 1157" svg:d="m7050 0c-3869-1-7049 541-7050 1156 1603-581 2809-792 6675-793 225-190 179-151 375-363z">
          <text:p/>
        </draw:path>
        <draw:path draw:style-name="gr6" draw:text-style-name="P2" draw:layer="layout" svg:width="7.05cm" svg:height="1.155cm" draw:transform="skewX (-0.670555498616095) rotate (0.322013246992893) translate (2.76cm 17.598cm)" svg:viewBox="0 0 7051 1156" svg:d="m7050 0c-3870 0-7048 540-7050 1155 1604-580 2810-792 6675-792 226-191 180-151 375-363z">
          <text:p/>
        </draw:path>
        <draw:path draw:style-name="gr7" draw:text-style-name="P2" draw:layer="layout" svg:width="7.05cm" svg:height="1.155cm" draw:transform="skewX (-0.670555498616095) rotate (0.322013246992893) translate (2.93cm 18.143cm)" svg:viewBox="0 0 7051 1156" svg:d="m7050 0c-3869-1-7049 540-7050 1155 1603-580 2809-791 6675-793 225-190 179-150 375-362z">
          <text:p/>
        </draw:path>
        <draw:path draw:style-name="gr8" draw:text-style-name="P2" draw:layer="layout" svg:width="7.051cm" svg:height="1.156cm" draw:transform="skewX (-0.670555498616095) rotate (0.322013246992893) translate (3.095cm 18.69cm)" svg:viewBox="0 0 7052 1157" svg:d="m7051 0c-3869 0-7048 540-7051 1156 1605-580 2810-791 6676-793 226-191 181-151 375-363z">
          <text:p/>
        </draw:path>
        <draw:path draw:style-name="gr9" draw:text-style-name="P2" draw:layer="layout" svg:width="8.656cm" svg:height="5.144cm" draw:transform="skewX (-0.0137881010907526) rotate (0.347495054072005) translate (12.531cm 14.988cm)" svg:viewBox="0 0 8657 5145" svg:d="m7675 0c-4238 2-7676 1177-7675 2624s3495 2518 7733 2520c1183-2 1297-5091-58-5144z">
          <text:p/>
        </draw:path>
        <draw:path draw:style-name="gr10" draw:text-style-name="P2" draw:layer="layout" svg:width="17.311cm" svg:height="7.938cm" svg:x="1cm" svg:y="8.315cm" svg:viewBox="0 0 17312 7939" svg:d="m0 7644c5686-2548 11372-5096 17059-7644 84 126 168 252 252 378-266 462-1176 504-798 1386-588 0-798-462-1764 0-518 182-1036 364-1554 546-392 504-1218 378-1050 1050-672-420-1050 266-1512 168-3544 1470-7088 2940-10633 4410 0-126 0-252 0-378 0 28 0 56 0 84z">
          <text:p/>
        </draw:path>
        <draw:path draw:style-name="gr11" draw:text-style-name="P2" draw:layer="layout" svg:width="14.538cm" svg:height="0.898cm" draw:transform="skewX (-1.0763445497047) rotate (0.387114028092269) translate (-0.391cm 17.605cm)" svg:viewBox="0 0 14539 899" svg:d="m13160 0c-7269-2-13158 400-13160 898 3016-470 5280-641 12548-642 2029 1 2943-238 612-256z">
          <text:p/>
        </draw:path>
        <draw:path draw:style-name="gr12" draw:text-style-name="P2" draw:layer="layout" svg:width="3.293cm" svg:height="5.207cm" svg:x="16.947cm" svg:y="7.812cm" svg:viewBox="0 0 3294 5208" svg:d="m1416 209c-480 560-1703 1428-1354 1932 597 1106 888 1960 1485 3066 494-392 1250-868 1746-1260-494-952-1397-2226-1354-2646 0-462-1-392 88-504 131-294 0-630-392-797-73 69-146 138-219 209z">
          <text:p/>
        </draw:path>
        <draw:path draw:style-name="gr13" draw:text-style-name="P2" draw:layer="layout" svg:width="0.348cm" svg:height="5.652cm" draw:transform="skewX (0.108734012399226) rotate (0.532849020633768) translate (17.233cm 10.315cm)" svg:viewBox="0 0 349 5653" svg:d="m42 437c153-435 73-437 306-437-2 1843-1 3685 0 5530-233 2-116 125-348 122 1-1839 39-3375 42-5215z">
          <text:p/>
        </draw:path>
        <draw:path draw:style-name="gr14" draw:text-style-name="P2" draw:layer="layout" svg:width="2.496cm" svg:height="4.669cm" svg:x="17.661cm" svg:y="8.308cm" svg:viewBox="0 0 2497 4670" svg:d="m1254 188c-426 501-1508 1279-1199 1732 529 992 786 1757 1315 2749 438-352 687-740 1126-1092-437-853-1424-2269-1385-2646 0-414-84-336 337-931-65 62-130 123-194 188z">
          <text:p/>
        </draw:path>
        <draw:path draw:style-name="gr15" draw:text-style-name="P2" draw:layer="layout" svg:width="0.227cm" svg:height="3.645cm" draw:transform="skewX (0.0975639051864646) rotate (0.526914901176989) translate (18.344cm 9.227cm)" svg:viewBox="0 0 228 3646" svg:d="m28 281c99-280 47-281 199-281-2 1188-1 2376-1 3566-151 1-75 81-226 79 1-1187 26-2176 28-3364z">
          <text:p/>
        </draw:path>
        <draw:path draw:style-name="gr16" draw:text-style-name="P2" draw:layer="layout" svg:width="0.233cm" svg:height="3.789cm" draw:transform="skewX (0.106639617296833) rotate (0.531801823082572) translate (18.797cm 10.231cm)" svg:viewBox="0 0 234 3790" svg:d="m27 293c103-292 50-293 206-293-1 1236 0 2471 0 3708-156 2-78 84-233 81 1-1234 26-2261 27-3496z">
          <text:p/>
        </draw:path>
        <draw:path draw:style-name="gr17" draw:text-style-name="P2" draw:layer="layout" svg:width="0.226cm" svg:height="3.645cm" draw:transform="skewX (0.0975639051864645) rotate (0.526914901176989) translate (18.094cm 9.479cm)" svg:viewBox="0 0 227 3646" svg:d="m27 281c98-280 48-281 199-281-1 1188 0 2376-1 3566-151 1-75 81-225 79 2-1187 26-2176 27-3364z">
          <text:p/>
        </draw:path>
        <draw:path draw:style-name="gr18" draw:text-style-name="P2" draw:layer="layout" svg:width="0.231cm" svg:height="3.726cm" draw:transform="skewX (0.106465084371634) rotate (0.531627290157372) translate (18.615cm 10.798cm)" svg:viewBox="0 0 232 3727" svg:d="m29 287c100-286 48-287 202-287-1 1215-2 2427-1 3644-152 0-76 83-230 82 1-1214 26-2226 29-3439z">
          <text:p/>
        </draw:path>
        <draw:path draw:style-name="gr19" draw:text-style-name="P2" draw:layer="layout" svg:width="0.26cm" svg:height="4.128cm" draw:transform="skewX (0.0694641042293612) rotate (0.51207960253504) translate (17.784cm 9.859cm)" svg:viewBox="0 0 261 4129" svg:d="m30 317c114-318 56-318 230-317-1 1344-2 2690-2 4039-172 0-85 91-258 89 1-1345 29-2464 30-3811z">
          <text:p/>
        </draw:path>
        <draw:path draw:style-name="gr20" draw:text-style-name="P2" draw:layer="layout" svg:width="0.249cm" svg:height="3.934cm" draw:transform="skewX (0.0692895713041619) rotate (0.51207960253504) translate (18.289cm 11.094cm)" svg:viewBox="0 0 250 3935" svg:d="m30 303c111-302 52-301 219-303-1 1284-1 2564-2 3850-165 0-81 87-247 84 1-1281 28-2346 30-3631z">
          <text:p/>
        </draw:path>
        <draw:path draw:style-name="gr21" draw:text-style-name="P2" draw:layer="layout" svg:width="8.655cm" svg:height="5.142cm" draw:transform="skewX (-0.0137881010907527) rotate (0.347495054072005) translate (16.563cm 11.166cm)" svg:viewBox="0 0 8656 5143" svg:d="m7673 0c-4238 2-7674 1177-7673 2622s3495 2519 7733 2520c1183-1 1295-5089-60-5142z">
          <text:p/>
        </draw:path>
        <draw:path draw:style-name="gr22" draw:text-style-name="P2" draw:layer="layout" svg:width="8.429cm" svg:height="5.089cm" draw:transform="rotate (0.354301838154782) translate (16.834cm 11.192cm)" svg:viewBox="0 0 8430 5090" svg:d="m7474 0c-4127 3-7475 1165-7474 2597s3404 2491 7531 2492c1153-1 1261-5036-57-5089z">
          <text:p/>
        </draw:path>
        <draw:path draw:style-name="gr23" draw:text-style-name="P2" draw:layer="layout" svg:width="2.252cm" svg:height="5.177cm" draw:transform="rotate (0.354301838154782) translate (22.623cm 9.036cm)" svg:viewBox="0 0 2253 5178" svg:d="m1297 10c-566-18-924-17-1297 25 879 1982 626 3635 313 5085 422 141 413-25 1041-20 1153-1 1261-5036-57-5090z">
          <text:p/>
        </draw:path>
        <draw:path draw:style-name="gr24" draw:text-style-name="P2" draw:layer="layout" svg:width="1.907cm" svg:height="3.758cm" draw:transform="rotate (0.354301838154782) translate (23.409cm 10.259cm)" svg:viewBox="0 0 1908 3759" svg:d="m1699 76c-508-323-681 509-1346 129 106 1651-40 2045-353 3496 422 141 413-26 1041-21 1153-1 914-2480 658-3604z">
          <text:p/>
        </draw:path>
        <draw:path draw:style-name="gr25" draw:text-style-name="P2" draw:layer="layout" svg:width="7.338cm" svg:height="2.045cm" draw:transform="skewX (-0.0116937059883598) rotate (0.153065375399874) translate (18.746cm 13.09cm)" svg:viewBox="0 0 7339 2046" svg:d="m6800 0c-4037 1-7345 1171-6725 1549 1534 938 1915 262 5951 264 1126-2 1872-777 774-1813z">
          <text:p/>
        </draw:path>
        <draw:path draw:style-name="gr26" draw:text-style-name="P2" draw:layer="layout" svg:width="1.705cm" svg:height="1.928cm" draw:transform="skewX (-0.0118682389135592) rotate (0.153065375399874) translate (24.269cm 12.145cm)" svg:viewBox="0 0 1706 1929" svg:d="m1195 92c-537 45-1631-287-1010 91 2457 300 778 1203 134 1745 1125-2 1975-801 876-1836z">
          <text:p/>
        </draw:path>
        <draw:path draw:style-name="gr2" draw:text-style-name="P2" draw:layer="layout" svg:width="16.437cm" svg:height="7.406cm" svg:x="12.263cm" svg:y="12.593cm" svg:viewBox="0 0 16438 7407" svg:d="m16437 0c-9830-47-15441 5374-16437 7406 4931 0 9398 0 16437 0 0-2260 0-3501 0-7406z">
          <text:p/>
        </draw:path>
        <draw:rect draw:style-name="gr27" draw:text-style-name="P1" draw:layer="layout" svg:width="27.679cm" svg:height="5.427cm" svg:x="1.018cm" svg:y="1.018cm">
          <text:p/>
        </draw:rect>
        <draw:path draw:style-name="gr28" draw:text-style-name="P2" draw:layer="layout" svg:width="16.269cm" svg:height="7.33cm" svg:x="12.431cm" svg:y="12.669cm" svg:viewBox="0 0 16270 7331" svg:d="m16269 0c-9729-46-15283 5320-16269 7330 4880 0 9302 0 16269 0 0-2237 0-3465 0-7330z">
          <text:p/>
        </draw:path>
        <draw:path draw:style-name="gr29" draw:text-style-name="P2" draw:layer="layout" svg:width="16.269cm" svg:height="7.33cm" svg:x="12.431cm" svg:y="12.669cm" svg:viewBox="0 0 16270 7331" svg:d="m16269 0c-9729-46-15283 5320-16269 7330 1848-2067 3276-2991 4116-3075-168-714 2608-3108 9575-3108 1974-1344 1554 84 2578-1147z">
          <text:p/>
        </draw:path>
        <draw:path draw:style-name="gr30" draw:text-style-name="P2" draw:layer="layout" svg:width="6.778cm" svg:height="2.482cm" svg:x="21.922cm" svg:y="17.517cm" svg:viewBox="0 0 6779 2483" svg:d="m6778 0c-4053-16-6366 1801-6778 2482 2032 0 3875 0 6778 0 0-757 0-1174 0-2482z">
          <text:p/>
        </draw:path>
        <draw:path draw:style-name="gr31" draw:text-style-name="P2" draw:layer="layout" svg:width="6.554cm" svg:height="2.402cm" svg:x="22.146cm" svg:y="17.597cm" svg:viewBox="0 0 6555 2403" svg:d="m6554 0c-3921-13-6158 1743-6554 2402 1964 0 3745 0 6554 0 0-732 0-1135 0-2402z">
          <text:p/>
        </draw:path>
        <draw:path draw:style-name="gr32" draw:text-style-name="P2" draw:layer="layout" svg:width="1.522cm" svg:height="1.269cm" draw:transform="rotate (0.354301838154782) translate (23.74cm 10.136cm)" svg:viewBox="0 0 1523 1270" svg:d="m1346 75c-508-322-681 510-1346 129 86 614-13 399 31 280 422 141 516-74 1145-69 429 1503 426 785 170-340z">
          <text:p/>
        </draw:path>
        <draw:rect draw:style-name="gr33" draw:text-style-name="P1" draw:layer="layout" svg:width="1.353cm" svg:height="0.155cm" draw:transform="skewX (0.0258308729295113) rotate (0.385543231765475) translate (22.93cm 9.22cm)">
          <text:p/>
        </draw:rect>
        <draw:path draw:style-name="gr34" draw:text-style-name="P2" draw:layer="layout" svg:width="1.945cm" svg:height="0.682cm" draw:transform="skewX (0.0966912405604676) rotate (0.405090919387807) translate (20.72cm 10.225cm)" svg:viewBox="0 0 1946 683" svg:d="m1761 0c-973 0-1761 307-1761 682 404-356 707-486 1679-487 271 2 393-180 82-195z">
          <text:p/>
        </draw:path>
        <draw:path draw:style-name="gr35" draw:text-style-name="P2" draw:layer="layout" svg:width="14.231cm" svg:height="0.88cm" draw:transform="skewX (-1.0763445497047) rotate (0.387114028092269) translate (-0.357cm 17.489cm)" svg:viewBox="0 0 14232 881" svg:d="m12884 0c-7115-2-12884 394-12884 880 2953-460 5171-628 12285-629 1984 2 2878-232 599-251z">
          <text:p/>
        </draw:path>
        <draw:path draw:style-name="gr36" draw:text-style-name="P2" draw:layer="layout" svg:width="7.05cm" svg:height="1.155cm" draw:transform="skewX (-0.670555498616095) rotate (0.322013246992893) translate (2.55cm 16.884cm)" svg:viewBox="0 0 7051 1156" svg:d="m7050 0c-3869-1-7049 540-7050 1155 1604-580 2810-792 6675-793 225-190 180-150 375-362z">
          <text:p/>
        </draw:path>
        <draw:path draw:style-name="gr36" draw:text-style-name="P2" draw:layer="layout" svg:width="7.05cm" svg:height="1.156cm" draw:transform="skewX (-0.670555498616095) rotate (0.322013246992893) translate (2.677cm 17.514cm)" svg:viewBox="0 0 7051 1157" svg:d="m7050 0c-3870 0-7049 541-7050 1156 1603-581 2809-792 6675-793 225-190 179-151 375-363z">
          <text:p/>
        </draw:path>
        <draw:path draw:style-name="gr36" draw:text-style-name="P2" draw:layer="layout" svg:width="7.048cm" svg:height="1.156cm" draw:transform="skewX (-0.670555498616095) rotate (0.322013246992893) translate (2.847cm 18.059cm)" svg:viewBox="0 0 7049 1157" svg:d="m7048 0c-3868 0-7049 541-7048 1156 1602-580 2807-792 6673-793 225-190 180-150 375-363z">
          <text:p/>
        </draw:path>
        <draw:path draw:style-name="gr36" draw:text-style-name="P2" draw:layer="layout" svg:width="7.05cm" svg:height="1.156cm" draw:transform="skewX (-0.670555498616095) rotate (0.322013246992893) translate (3.013cm 18.606cm)" svg:viewBox="0 0 7051 1157" svg:d="m7050 0c-3870 0-7049 541-7050 1156 1603-580 2809-792 6675-793 225-190 178-150 375-363z">
          <text:p/>
        </draw:path>
        <draw:path draw:style-name="gr34" draw:text-style-name="P2" draw:layer="layout" svg:width="4.555cm" svg:height="1.594cm" draw:transform="skewX (0.0963421747100688) rotate (0.345051593119214) translate (16.82cm 15.887cm)" svg:viewBox="0 0 4556 1595" svg:d="m4123 0c-2278 0-4126 715-4123 1594 944-833 1654-1137 3930-1137 639 0 924-425 193-457z">
          <text:p/>
        </draw:path>
        <draw:path draw:style-name="gr37" draw:text-style-name="P2" draw:layer="layout" svg:width="2.597cm" svg:height="0.931cm" draw:transform="skewX (-0.00959931088596699) rotate (0.125489173218369) translate (14.752cm 8.835cm)" svg:viewBox="0 0 2598 932" svg:d="m2593 103c-54-105 125-244-1436 231-1410 426-1159 449-1105 555s668 13 1370-204 1225-477 1171-582z">
          <text:p/>
        </draw:path>
        <draw:path draw:style-name="gr38" draw:text-style-name="P2" draw:layer="layout" svg:width="2.539cm" svg:height="0.945cm" draw:transform="rotate (0.130376095123952) translate (14.724cm 8.734cm)" svg:viewBox="0 0 2540 946" svg:d="m2535 105c-51-107 125-248-1406 234-1378 433-1132 457-1078 563s652 14 1340-207 1197-484 1144-590z">
          <text:p/>
        </draw:path>
        <draw:g>
          <draw:path draw:style-name="gr39" draw:text-style-name="P2" draw:layer="layout" svg:width="1.68cm" svg:height="0.77cm" draw:transform="skewX (-0.120078652537187) rotate (-2.23314877792751) translate (16.694cm 7.363cm)" svg:viewBox="0 0 1681 771" svg:d="m473 770c259-411 868-370 1207-770-508 316-722 177-1083 266-199 13-396 27-597 41-11 259 439 288 473 463z">
            <text:p/>
          </draw:path>
          <draw:path draw:style-name="gr40" draw:text-style-name="P2" draw:layer="layout" svg:width="2.812cm" svg:height="1.76cm" draw:transform="skewX (-0.302291026445361) rotate (2.40000225441695) translate (16.043cm 7.832cm)" svg:viewBox="0 0 2813 1761" svg:d="m770 1760c437-938 1467-865 2042-1760-864 726-1222 423-1830 606-330 12-656 14-980 9-43 608 707 734 768 1145z">
            <text:p/>
          </draw:path>
        </draw:g>
        <draw:g>
          <draw:path draw:style-name="gr41" draw:text-style-name="P2" draw:layer="layout" svg:width="1.68cm" svg:height="0.77cm" draw:transform="skewX (-0.120078652537187) rotate (-2.23314877792751) translate (16.694cm 7.363cm)" svg:viewBox="0 0 1681 771" svg:d="m473 770c259-411 868-370 1207-770-508 316-722 177-1083 266-199 13-396 27-597 41-11 259 439 288 473 463z">
            <text:p/>
          </draw:path>
          <draw:path draw:style-name="gr41" draw:text-style-name="P2" draw:layer="layout" svg:width="2.812cm" svg:height="1.76cm" draw:transform="skewX (-0.302291026445361) rotate (2.40000225441695) translate (16.043cm 7.832cm)" svg:viewBox="0 0 2813 1761" svg:d="m770 1760c437-938 1467-865 2042-1760-864 726-1222 423-1830 606-330 12-656 14-980 9-43 608 707 734 768 1145z">
            <text:p/>
          </draw:path>
        </draw:g>
        <draw:path draw:style-name="gr42" draw:text-style-name="P2" draw:layer="layout" svg:width="2.54cm" svg:height="0.946cm" draw:transform="rotate (0.130376095123952) translate (14.609cm 8.674cm)" svg:viewBox="0 0 2541 947" svg:d="m2536 104c-53-106 123-246-1406 236-1378 433-1132 456-1080 563s654 14 1340-207 1199-484 1146-592z">
          <text:p/>
        </draw:path>
        <draw:path draw:style-name="gr43" draw:text-style-name="P2" draw:layer="layout" svg:width="2.093cm" svg:height="2.267cm" draw:transform="rotate (-0.0659734457265595) translate (15.009cm 7.09cm)" svg:viewBox="0 0 2094 2268" svg:d="m0 2266c144-248 1147-528 1119-1241-1-280 0-559-1-838 134-72 124-115 259-187 38 299 220 568 258 869 83 341 363 290 458 403-975 746-1787 1017-2093 994z">
          <text:p/>
        </draw:path>
        <draw:path draw:style-name="gr44" draw:text-style-name="P2" draw:layer="layout" svg:width="2.858cm" svg:height="1.439cm" draw:transform="rotate (-2.4116959604065) translate (16.524cm 7.771cm)" svg:viewBox="0 0 2859 1440" svg:d="m805 1439c442-768 1476-691 2053-1439-863 594-1229 333-1841 498-339 26-679 52-1017 77-18 480 748 537 805 864z">
          <text:p/>
        </draw:path>
        <draw:path draw:style-name="gr45" draw:text-style-name="P2" draw:layer="layout" svg:width="4.329cm" svg:height="2.18cm" draw:transform="rotate (2.73597813542579) translate (15.836cm 8.072cm)" svg:viewBox="0 0 4330 2181" svg:d="m1221 2180c667-1163 2237-1046 3108-2180-1308 901-1859 504-2789 756-513 39-1027 77-1540 116-29 727 1134 814 1221 1308z">
          <text:p/>
        </draw:path>
        <draw:path draw:style-name="gr46" draw:text-style-name="P2" draw:layer="layout" svg:width="0.912cm" svg:height="1.823cm" draw:transform="rotate (-0.0659734457265595) translate (16.188cm 7.168cm)" svg:viewBox="0 0 913 1824" svg:d="m0 1823c142-249 213 3 185-712 2-277-58-589-56-870 132-72-68-169 68-241 38 299 220 568 258 869 83 341 363 290 457 403-975 747-321 251-912 551z">
          <text:p/>
        </draw:path>
        <draw:path draw:style-name="gr47" draw:text-style-name="P2" draw:layer="layout" svg:width="0.589cm" svg:height="1.756cm" draw:transform="skewX (-0.0546288055874122) rotate (-0.0987856356640473) translate (16.29cm 7.174cm)" svg:viewBox="0 0 590 1757" svg:d="m0 1756c92-240 137 1 120-687 0-268-38-567-38-837 86-68-43-161 44-232 25 288 143 548 166 836 56 328 235 279 297 390-629 715-207 238-589 530z">
          <text:p/>
        </draw:path>
        <draw:path draw:style-name="gr48" draw:text-style-name="P2" draw:layer="layout" svg:width="0.889cm" svg:height="1.889cm" svg:x="16.095cm" svg:y="6.081cm" svg:viewBox="0 0 890 1890" svg:d="m270 216c205-72 411-144 617-216 54 783-591 486-457 1106 108 351 484 351 350 783-135-324-627-476-780-702 81-314 483-431 242-944 10-8 18-18 28-27z">
          <text:p/>
        </draw:path>
        <draw:path draw:style-name="gr49" draw:text-style-name="P2" draw:layer="layout" svg:width="0.697cm" svg:height="1.481cm" svg:x="16.154cm" svg:y="6.256cm" svg:viewBox="0 0 698 1482" svg:d="m211 169c161-57 323-113 484-169 42 613-464 381-359 867 85 276 380 276 274 614-105-253-491-373-610-550 62-247 379-338 189-741 7-7 14-14 22-21z">
          <text:p/>
        </draw:path>
        <draw:path draw:style-name="gr48" draw:text-style-name="P2" draw:layer="layout" svg:width="2.553cm" svg:height="1.567cm" draw:transform="rotate (2.73597813542579) translate (14.807cm 7.204cm)" svg:viewBox="0 0 2554 1568" svg:d="m5 1567c557-972 1602-972 2548-1567-1177 504-756 229-1438 554-429 33-1184 600-1110 1013z">
          <text:p/>
        </draw:path>
        <draw:path draw:style-name="gr50" draw:text-style-name="P2" draw:layer="layout" svg:width="1.54cm" svg:height="0.82cm" draw:transform="rotate (2.73597813542579) translate (16.132cm 7.377cm)" svg:viewBox="0 0 1541 821" svg:d="m491 820c667-1162 270-179 1049-820-562 42-1027 76-1540 116-29 726 404 210 491 704z">
          <text:p/>
        </draw:path>
        <draw:path draw:style-name="gr51" draw:text-style-name="P2" draw:layer="layout" svg:width="1.084cm" svg:height="0.819cm" draw:transform="rotate (2.73597813542579) translate (15.712cm 7.197cm)" svg:viewBox="0 0 1085 820" svg:d="m35 819c667-1161 270-179 1049-819-562 42-581 145-1008 327-28 727-128-1-41 492z">
          <text:p/>
        </draw:path>
        <draw:path draw:style-name="gr52" draw:text-style-name="P2" draw:layer="layout" svg:width="1.935cm" svg:height="0.928cm" draw:transform="rotate (-2.4116959604065) translate (15.832cm 8.387cm)" svg:viewBox="0 0 1936 929" svg:d="m500 928c441-766 857-179 1435-928-864 595-1182 297-1842 498-339 27 350 105 407 430z">
          <text:p/>
        </draw:path>
        <draw:path draw:style-name="gr53" draw:text-style-name="P2" draw:layer="layout" svg:width="1.545cm" svg:height="0.743cm" draw:transform="skewX (0.01745329251994) rotate (-2.40279478122133) translate (15.612cm 8.636cm)" svg:viewBox="0 0 1546 744" svg:d="m399 743c354-614 686-144 1146-743-689 477-942 239-1470 399-271 21 278 84 324 344z">
          <text:p/>
        </draw:path>
        <draw:path draw:style-name="gr54" draw:text-style-name="P2" draw:layer="layout" svg:width="0.32cm" svg:height="0.965cm" svg:x="16.415cm" svg:y="6.401cm" svg:viewBox="0 0 321 966" svg:d="m97 153c74-51 148-102 222-153 19 554-212 344-165 783 39 248-99 217-154 57 29-223 174-305 87-668 3-7 6-13 10-19z">
          <text:p/>
        </draw:path>
        <draw:rect draw:style-name="gr55" draw:text-style-name="P1" draw:layer="layout" svg:width="24.324cm" svg:height="2.604cm" svg:x="1cm" svg:y="1.974cm">
          <text:p/>
        </draw:rect>
        <draw:rect draw:style-name="gr56" draw:text-style-name="P1" draw:layer="layout" svg:width="24.324cm" svg:height="2.604cm" svg:x="1cm" svg:y="1.764cm">
          <text:p text:style-name="P4"><text:span text:style-name="T1"/></text:p>
          <text:p text:style-name="P4"><text:span text:style-name="T1"/></text:p>
        </draw:rect>
        <draw:g>
          <draw:path draw:style-name="gr57" draw:text-style-name="P1" draw:layer="layout" svg:width="0.898cm" svg:height="1.223cm" svg:x="1.793cm" svg:y="2.374cm" svg:viewBox="0 0 899 1224" svg:d="m0 1223c81-407 162-814 244-1223 88 0 176 0 264 0 166 0 274 27 322 75s68 101 68 155c0 48-14 92-34 139s-58 88-98 122-99 68-173 95c57 20 105 47 139 75s54 64 74 98c14 37 24 74 24 115 0 88-37 166-105 237-71 74-186 112-349 112-125 0-250 0-376 0zm200-129c38 0 76 0 115 0 129 0 217-20 264-68s71-101 71-166-33-122-101-159-139-54-220-54c-13 0-26 0-41 0-29 149-58 298-88 447zm108-559c26 0 52 0 78 0 95 0 176-27 241-88 61-57 91-118 91-183 0-27-7-54-20-74s-41-34-68-44c-34-10-95-17-186-17-18 0-36 0-54 0-27 135-54 270-82 406z">
            <text:p/>
          </draw:path>
          <draw:path draw:style-name="gr57" draw:text-style-name="P1" draw:layer="layout" svg:width="0.823cm" svg:height="0.918cm" svg:x="2.838cm" svg:y="2.699cm" svg:viewBox="0 0 824 919" svg:d="m823 0c-59 299-118 598-179 898-54 0-108 0-163 0 25-122 50-244 75-366-61 112-129 203-200 274-74 75-146 112-217 112-40 0-74-14-98-41s-41-71-41-132c0-34 4-67 11-101 42-214 84-428 128-644 54 0 108 0 163 0-43 215-86 430-129 647-7 14-7 31-7 44 0 20 4 37 14 47 7 14 20 17 34 17 41 0 91-37 156-111s135-183 226-329c21-105 42-210 65-315 54 0 108 0 162 0z">
            <text:p/>
          </draw:path>
          <draw:path draw:style-name="gr57" draw:text-style-name="P1" draw:layer="layout" svg:width="0.548cm" svg:height="1.101cm" svg:x="3.92cm" svg:y="2.516cm" svg:viewBox="0 0 549 1102" svg:d="m369 1081c-41 13-75 20-109 20-78 0-135-20-176-54s-61-82-61-136c0-34 4-78 17-128 30-159 60-318 92-478-44 0-88 0-132 0 6-40 12-80 20-122 46 0 92 0 139 0 10-54 20-108 30-162 55-7 110-14 166-21-12 61-24 122-37 183 76 0 152 0 230 0-9 40-18 80-27 122-75 0-150 0-227 0-32 165-64 330-98 495-10 47-14 77-14 91 0 24 7 44 28 61 13 20 44 27 88 27 27 0 57-7 94-20-7 40-14 80-23 122z">
            <text:p/>
          </draw:path>
          <draw:path draw:style-name="gr57" draw:text-style-name="P1" draw:layer="layout" svg:width="0.548cm" svg:height="1.101cm" svg:x="4.572cm" svg:y="2.516cm" svg:viewBox="0 0 549 1102" svg:d="m369 1081c-41 13-75 20-109 20-78 0-135-20-176-54s-61-82-61-136c0-34 4-78 17-128 30-159 60-318 92-478-44 0-88 0-132 0 6-40 12-80 20-122 46 0 92 0 139 0 10-54 20-108 30-162 55-7 110-14 166-21-12 61-24 122-37 183 76 0 152 0 230 0-9 40-18 80-27 122-75 0-150 0-227 0-32 165-64 330-98 495-10 47-14 77-14 91 0 24 7 44 28 61 13 20 44 27 88 27 27 0 57-7 94-20-7 40-14 80-23 122z">
            <text:p/>
          </draw:path>
          <draw:path draw:style-name="gr57" draw:text-style-name="P1" draw:layer="layout" svg:width="0.742cm" svg:height="0.938cm" svg:x="5.152cm" svg:y="2.679cm" svg:viewBox="0 0 743 939" svg:d="m705 830c-146 74-281 108-406 108-95 0-170-27-221-81s-78-132-78-227c0-102 24-200 72-298s111-176 196-237 169-95 268-95c64 0 115 17 152 47 34 34 54 78 54 132 0 68-24 133-64 187-48 57-112 105-197 145s-196 68-318 75c0 78 17 135 51 169s78 54 132 54c40 0 98-10 173-34 71-20 142-54 216-101-10 52-20 104-30 156zm-528-366c101-7 176-24 230-47s95-51 129-92c30-34 47-71 47-108 0-21-10-41-27-61s-44-27-71-27c-41 0-78 13-115 37-34 20-61 44-88 74s-45 55-58 82-34 78-47 142c0 0 0 0 0 0z">
            <text:p/>
          </draw:path>
          <draw:path draw:style-name="gr57" draw:text-style-name="P1" draw:layer="layout" svg:width="0.769cm" svg:height="0.918cm" svg:x="6.067cm" svg:y="2.679cm" svg:viewBox="0 0 770 919" svg:d="m0 918c59-299 118-598 179-898 54 0 108 0 163 0-24 122-48 244-74 366 40-74 91-142 152-207 54-60 108-108 156-135s94-44 152-44c10 0 24 3 41 3-11 60-22 120-34 180-27-7-48-14-65-14-54 0-111 31-169 88-61 61-152 176-274 346-21 105-42 210-64 315-54 0-108 0-163 0z">
            <text:p/>
          </draw:path>
          <draw:path draw:style-name="gr57" draw:text-style-name="P1" draw:layer="layout" svg:width="0.819cm" svg:height="1.653cm" svg:x="6.85cm" svg:y="2.269cm" svg:viewBox="0 0 820 1654" svg:d="m0 1653c73-367 146-734 220-1101-45 0-90 0-136 0 8-40 16-80 24-122 45 0 90 0 135 0 2-13 4-26 7-40 24-122 81-224 176-305 34-27 71-51 109-64s77-21 132-21c47 0 98 10 152 24-9 43-18 86-27 129-47-21-95-31-142-31-61 0-109 24-149 71s-75 119-92 220c-1 5-2 10-3 17 82 0 164 0 247 0-8 40-16 80-24 122-82 0-164 0-247 0-73 367-146 734-220 1101-54 0-108 0-162 0z">
            <text:p/>
          </draw:path>
          <draw:path draw:style-name="gr57" draw:text-style-name="P1" draw:layer="layout" svg:width="0.423cm" svg:height="1.307cm" svg:x="7.532cm" svg:y="2.29cm" svg:viewBox="0 0 424 1308" svg:d="m0 1307c87-435 174-870 261-1307 54 0 108 0 162 0-86 435-172 870-260 1307-54 0-108 0-163 0z">
            <text:p/>
          </draw:path>
          <draw:path draw:style-name="gr57" draw:text-style-name="P1" draw:layer="layout" svg:width="0.921cm" svg:height="1.223cm" svg:x="8.041cm" svg:y="2.699cm" svg:viewBox="0 0 922 1224" svg:d="m0 1223c67-107 134-214 203-322-52-300-104-600-156-901 56 0 112 0 169 0 38 230 76 460 115 691 145-230 290-460 437-691 51 0 102 0 153 0-256 407-512 814-769 1223-50 0-100 0-152 0z">
            <text:p/>
          </draw:path>
          <draw:path draw:style-name="gr57" draw:text-style-name="P1" draw:layer="layout" svg:width="1.117cm" svg:height="1.223cm" svg:x="9.37cm" svg:y="2.374cm" svg:viewBox="0 0 1118 1224" svg:d="m0 1223c235-407 470-814 707-1223 56 0 112 0 170 0 80 407 160 814 240 1223-57 0-114 0-173 0-21-105-42-210-64-315-176 0-352 0-528 0-61 105-122 210-183 315-56 0-112 0-169 0zm426-444c143 0 286 0 430 0-37-184-74-368-111-552-106 184-212 368-319 552z">
            <text:p/>
          </draw:path>
          <draw:path draw:style-name="gr57" draw:text-style-name="P1" draw:layer="layout" svg:width="0.823cm" svg:height="0.918cm" svg:x="10.703cm" svg:y="2.699cm" svg:viewBox="0 0 824 919" svg:d="m823 0c-59 299-118 598-179 898-54 0-108 0-163 0 25-122 50-244 75-366-61 112-129 203-200 274-74 75-146 112-217 112-40 0-74-14-98-41s-41-71-41-132c0-34 4-67 11-101 42-214 84-428 128-644 54 0 108 0 163 0-43 215-86 430-129 647-7 14-7 31-7 44 0 20 4 37 14 47 7 14 20 17 34 17 41 0 91-37 156-111s135-183 226-329c21-105 42-210 65-315 54 0 108 0 162 0z">
            <text:p/>
          </draw:path>
          <draw:path draw:style-name="gr57" draw:text-style-name="P1" draw:layer="layout" svg:width="0.548cm" svg:height="1.101cm" svg:x="11.785cm" svg:y="2.516cm" svg:viewBox="0 0 549 1102" svg:d="m369 1081c-41 13-75 20-109 20-78 0-135-20-176-54s-61-82-61-136c0-34 4-78 17-128 30-159 60-318 92-478-44 0-88 0-132 0 6-40 12-80 20-122 46 0 92 0 139 0 10-54 20-108 30-162 55-7 110-14 166-21-12 61-24 122-37 183 76 0 152 0 230 0-9 40-18 80-27 122-75 0-150 0-227 0-32 165-64 330-98 495-10 47-14 77-14 91 0 24 7 44 28 61 13 20 44 27 88 27 27 0 57-7 94-20-7 40-14 80-23 122z">
            <text:p/>
          </draw:path>
          <draw:path draw:style-name="gr57" draw:text-style-name="P1" draw:layer="layout" svg:width="0.837cm" svg:height="0.938cm" svg:x="12.365cm" svg:y="2.679cm" svg:viewBox="0 0 838 939" svg:d="m295 938c-102 0-173-27-220-88-51-54-75-125-75-213 0-105 24-210 78-319 48-101 112-183 190-237s166-81 271-81 179 31 227 88 71 129 71 213c0 109-27 214-75 315-54 102-115 183-189 237-78 58-170 85-278 85 0 0 0 0 0 0zm37-122c92 0 170-47 234-149s98-210 98-332c0-67-13-122-40-159s-68-54-122-54c-88 0-166 51-231 149s-98 206-98 328c0 75 14 129 41 163s64 54 118 54c0 0 0 0 0 0z">
            <text:p/>
          </draw:path>
          <draw:path draw:style-name="gr57" draw:text-style-name="P1" draw:layer="layout" svg:width="1.409cm" svg:height="0.918cm" svg:x="13.344cm" svg:y="2.679cm" svg:viewBox="0 0 1410 919" svg:d="m0 918c59-299 118-598 179-898 54 0 108 0 163 0-24 122-48 244-74 366 47-88 111-176 199-261s173-125 254-125c34 0 68 14 95 37s41 65 41 119c0 34-7 68-14 108s-16 80-24 122c58-105 129-196 214-271s159-115 240-115c34 0 68 14 95 37s41 65 41 119c0 30-7 68-14 108-43 218-86 436-129 654-54 0-108 0-162 0 43-218 86-436 129-654 3-10 6-24 6-40 0-21-6-34-17-48-10-7-20-14-30-14-68 0-207 143-413 427-21 109-42 218-64 329-54 0-108 0-163 0 43-218 86-436 129-654 3-10 6-24 6-40 0-21-6-34-17-48-10-7-20-14-30-14-68 0-193 129-379 383-11 14-22 28-34 44-21 109-42 218-64 329-54 0-108 0-163 0z">
            <text:p/>
          </draw:path>
          <draw:path draw:style-name="gr57" draw:text-style-name="P1" draw:layer="layout" svg:width="0.837cm" svg:height="0.938cm" svg:x="14.914cm" svg:y="2.679cm" svg:viewBox="0 0 838 939" svg:d="m295 938c-102 0-173-27-220-88-51-54-75-125-75-213 0-105 24-210 78-319 48-101 112-183 190-237s166-81 271-81 179 31 227 88 71 129 71 213c0 109-27 214-75 315-54 102-115 183-189 237-78 58-170 85-278 85 0 0 0 0 0 0zm37-122c92 0 170-47 234-149s98-210 98-332c0-67-13-122-40-159s-68-54-122-54c-88 0-166 51-231 149s-98 206-98 328c0 75 14 129 41 163s64 54 118 54c0 0 0 0 0 0z">
            <text:p/>
          </draw:path>
          <draw:path draw:style-name="gr57" draw:text-style-name="P1" draw:layer="layout" svg:width="0.904cm" svg:height="1.327cm" svg:x="15.893cm" svg:y="2.29cm" svg:viewBox="0 0 905 1328" svg:d="m0 1307c87-435 174-870 261-1307 54 0 108 0 162 0-51 259-102 518-155 778 67-115 145-210 230-284 81-68 159-105 233-105 51 0 92 24 126 68s47 94 47 149c0 108-30 223-91 342s-139 216-227 281c-92 67-186 98-288 98-20 0-41-3-61-7s-47-7-74-13c-54 0-108 0-163 0zm230-336c-14 69-28 138-44 207 21 10 41 17 65 24s40 6 64 6c61 0 122-23 190-77 64-51 118-126 162-224s64-190 64-271c0-23-6-44-16-61s-31-27-51-27c-85 0-231 142-434 423 0 0 0 0 0 0z">
            <text:p/>
          </draw:path>
          <draw:path draw:style-name="gr57" draw:text-style-name="P1" draw:layer="layout" svg:width="0.406cm" svg:height="1.219cm" svg:x="16.926cm" svg:y="2.378cm" svg:viewBox="0 0 407 1220" svg:d="m0 1219c59-299 118-598 179-898 54 0 108 0 163 0-59 299-118 598-179 898-54 0-108 0-163 0zm210-1060c11-53 22-106 34-159 54 0 108 0 162 0-11 53-22 106-34 159-54 0-108 0-162 0z">
            <text:p/>
          </draw:path>
          <draw:path draw:style-name="gr57" draw:text-style-name="P1" draw:layer="layout" svg:width="0.423cm" svg:height="1.307cm" svg:x="17.421cm" svg:y="2.29cm" svg:viewBox="0 0 424 1308" svg:d="m0 1307c87-435 174-870 261-1307 54 0 108 0 162 0-86 435-172 870-260 1307-54 0-108 0-163 0z">
            <text:p/>
          </draw:path>
          <draw:path draw:style-name="gr57" draw:text-style-name="P1" draw:layer="layout" svg:width="0.742cm" svg:height="0.938cm" svg:x="17.902cm" svg:y="2.679cm" svg:viewBox="0 0 743 939" svg:d="m705 830c-146 74-281 108-406 108-95 0-170-27-221-81s-78-132-78-227c0-102 24-200 72-298s111-176 196-237 169-95 268-95c64 0 115 17 152 47 34 34 54 78 54 132 0 68-24 133-64 187-48 57-112 105-197 145s-196 68-318 75c0 78 17 135 51 169s78 54 132 54c40 0 98-10 173-34 71-20 142-54 216-101-10 52-20 104-30 156zm-528-366c101-7 176-24 230-47s95-51 129-92c30-34 47-71 47-108 0-21-10-41-27-61s-44-27-71-27c-41 0-78 13-115 37-34 20-61 44-88 74s-45 55-58 82-34 78-47 142c0 0 0 0 0 0z">
            <text:p/>
          </draw:path>
          <draw:path draw:style-name="gr57" draw:text-style-name="P1" draw:layer="layout" svg:width="0.725cm" svg:height="0.938cm" svg:x="18.784cm" svg:y="2.679cm" svg:viewBox="0 0 726 939" svg:d="m0 867c9-46 18-92 27-139 115 61 210 88 285 88 47 0 81-10 108-34s41-47 41-81c0-20-7-41-17-58s-34-40-61-74c-26-26-52-52-78-78-64-61-105-112-122-146s-24-67-24-101c0-54 24-112 78-166 48-51 125-78 234-78 30 0 64 3 98 7s85 20 156 44c-9 46-18 92-27 139-71-31-122-51-149-58s-61-10-88-10c-48 0-85 10-105 30s-34 48-34 75c0 20 3 37 17 54 7 20 34 47 74 88 28 27 56 54 85 81 44 48 74 88 95 122s30 75 30 115c0 75-30 136-88 180s-139 71-237 71c-30 0-61-3-88-7-34-7-64-13-91-20s-71-24-119-44c0 0 0 0 0 0z">
            <text:p/>
          </draw:path>
          <draw:path draw:style-name="gr57" draw:text-style-name="P1" draw:layer="layout" svg:width="0.41cm" svg:height="1.236cm" svg:x="20.475cm" svg:y="2.361cm" svg:viewBox="0 0 411 1237" svg:d="m0 1236c73-367 146-734 220-1101-64 0-128 0-193 0 6-33 12-66 20-101 121-11 242-22 363-34-82 412-164 824-247 1236-54 0-108 0-163 0z">
            <text:p/>
          </draw:path>
          <draw:path draw:style-name="gr57" draw:text-style-name="P1" draw:layer="layout" svg:width="0.921cm" svg:height="1.283cm" svg:x="21.283cm" svg:y="2.344cm" svg:viewBox="0 0 922 1284" svg:d="m694 724c-48 34-98 61-146 75-51 20-102 27-149 27-91 0-166-27-227-85s-88-125-88-210 24-172 71-260 105-156 176-204c68-44 149-67 237-67 116 0 204 40 265 118s88 176 88 295c0 149-31 294-92 430-61 142-135 250-223 325-92 78-204 115-335 115-38 0-75-3-109-7-41-6-95-20-162-44 9-46 18-92 27-139 94 48 186 68 274 68 61 0 115-17 166-51s91-81 132-145 71-142 95-241c0 0 0 0 0 0zm57-348c0-82-20-143-57-190-41-41-92-64-153-64-54 0-101 17-142 47-47 31-85 78-112 139s-44 129-44 193 17 112 55 146 77 50 132 50c71 0 142-23 213-78s108-135 108-243c0 0 0 0 0 0z">
            <text:p/>
          </draw:path>
          <draw:path draw:style-name="gr57" draw:text-style-name="P1" draw:layer="layout" svg:width="0.85cm" svg:height="1.283cm" svg:x="22.381cm" svg:y="2.344cm" svg:viewBox="0 0 851 1284" svg:d="m0 1242c9-46 18-92 27-138 105 40 193 57 261 57 88 0 159-27 220-84 27-28 48-61 68-102 13-37 24-78 24-122 0-68-31-118-88-156s-143-50-258-50c-13 0-26 0-40 0 7-40 14-80 23-122 13 0 26 0 41 0 152 0 264-34 338-102 21-20 41-47 55-74s20-58 20-85c0-37-17-71-47-102-34-27-85-40-153-40-78 0-166 17-260 50 9-46 18-92 27-138 91-21 179-34 264-34 108 0 189 23 244 64s84 105 84 183-30 156-91 217c-27 27-54 47-81 64-31 20-78 41-143 61 88 20 149 54 183 102s51 98 51 152-14 105-34 159-54 102-91 142c-48 51-102 85-163 105s-139 34-227 34c-40 0-74-3-108-7s-81-17-146-34c0 0 0 0 0 0z">
            <text:p/>
          </draw:path>
          <draw:path draw:style-name="gr57" draw:text-style-name="P1" draw:layer="layout" svg:width="0.907cm" svg:height="1.283cm" svg:x="23.461cm" svg:y="2.344cm" svg:viewBox="0 0 908 1284" svg:d="m338 1283c-91 0-169-34-237-101s-101-170-101-309 23-267 71-399 108-241 193-335 186-139 301-139c95 0 173 34 241 101s101 173 101 309-24 270-68 399-115 240-196 335-186 139-305 139c0 0 0 0 0 0zm17-122c132-7 230-101 298-284 61-180 95-352 95-515 0-88-20-149-61-186s-88-54-139-54c-67 0-132 30-186 91s-102 163-142 301c-41 143-61 278-61 407 0 57 7 105 27 139 13 33 41 61 74 77s65 24 95 24c0 0 0 0 0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1" draw:display-name="Farbverlauf 1" draw:style="linear" draw:start-color="#000000" draw:end-color="#ffffff" draw:start-intensity="100%" draw:end-intensity="100%" draw:angle="0" draw:border="0%"/>
    <draw:gradient draw:name="Farbverlauf_20_10" draw:display-name="Farbverlauf 10" draw:style="linear" draw:start-color="#800000" draw:end-color="#dc2300" draw:start-intensity="100%" draw:end-intensity="100%" draw:angle="1800" draw:border="0%"/>
    <draw:gradient draw:name="Farbverlauf_20_14" draw:display-name="Farbverlauf 14" draw:style="linear" draw:start-color="#000080" draw:end-color="#944794" draw:start-intensity="100%" draw:end-intensity="100%" draw:angle="0" draw:border="0%"/>
    <draw:gradient draw:name="Farbverlauf_20_15" draw:display-name="Farbverlauf 15" draw:style="linear" draw:start-color="#000000" draw:end-color="#000080" draw:start-intensity="100%" draw:end-intensity="100%" draw:angle="0" draw:border="0%"/>
    <draw:gradient draw:name="Farbverlauf_20_16" draw:display-name="Farbverlauf 16" draw:style="axial" draw:start-color="#dc2300" draw:end-color="#ffffff" draw:start-intensity="100%" draw:end-intensity="100%" draw:angle="1050" draw:border="0%"/>
    <draw:gradient draw:name="Farbverlauf_20_17" draw:display-name="Farbverlauf 17" draw:style="linear" draw:start-color="#e6e6ff" draw:end-color="#0000ff" draw:start-intensity="100%" draw:end-intensity="100%" draw:angle="1950" draw:border="80%"/>
    <draw:gradient draw:name="Farbverlauf_20_18" draw:display-name="Farbverlauf 18" draw:style="linear" draw:start-color="#f3b568" draw:end-color="#996633" draw:start-intensity="100%" draw:end-intensity="100%" draw:angle="1950" draw:border="55%"/>
    <draw:gradient draw:name="Farbverlauf_20_19" draw:display-name="Farbverlauf 19" draw:style="linear" draw:start-color="#996633" draw:end-color="#000000" draw:start-intensity="100%" draw:end-intensity="100%" draw:angle="1950" draw:border="0%"/>
    <draw:gradient draw:name="Farbverlauf_20_20" draw:display-name="Farbverlauf 20" draw:style="linear" draw:start-color="#dc2300" draw:end-color="#000000" draw:start-intensity="90%" draw:end-intensity="100%" draw:angle="300" draw:border="50%"/>
    <draw:gradient draw:name="Farbverlauf_20_21" draw:display-name="Farbverlauf 21" draw:style="linear" draw:start-color="#e6e6ff" draw:end-color="#0000ff" draw:start-intensity="100%" draw:end-intensity="100%" draw:angle="1950" draw:border="60%"/>
    <draw:gradient draw:name="Farbverlauf_20_22" draw:display-name="Farbverlauf 22" draw:style="linear" draw:start-color="#800000" draw:end-color="#000000" draw:start-intensity="90%" draw:end-intensity="100%" draw:angle="1950" draw:border="35%"/>
    <draw:gradient draw:name="Farbverlauf_20_23" draw:display-name="Farbverlauf 23" draw:style="linear" draw:start-color="#dc2300" draw:end-color="#000000" draw:start-intensity="90%" draw:end-intensity="100%" draw:angle="300" draw:border="20%"/>
    <draw:gradient draw:name="Farbverlauf_20_24" draw:display-name="Farbverlauf 24" draw:style="linear" draw:start-color="#e6e6ff" draw:end-color="#0000ff" draw:start-intensity="100%" draw:end-intensity="100%" draw:angle="1950" draw:border="30%"/>
    <draw:gradient draw:name="Farbverlauf_20_25" draw:display-name="Farbverlauf 25" draw:style="linear" draw:start-color="#000000" draw:end-color="#000080" draw:start-intensity="100%" draw:end-intensity="100%" draw:angle="2700" draw:border="0%"/>
    <draw:gradient draw:name="Farbverlauf_20_9" draw:display-name="Farbverlauf 9" draw:style="linear" draw:start-color="#800000" draw:end-color="#dc2300" draw:start-intensity="100%" draw:end-intensity="100%" draw:angle="0" draw:border="0%"/>
    <draw:gradient draw:name="Gradient_20_10" draw:display-name="Gradient 10" draw:style="axial" draw:start-color="#dc2300" draw:end-color="#ffffff" draw:start-intensity="100%" draw:end-intensity="100%" draw:angle="1235" draw:border="0%"/>
    <draw:gradient draw:name="Gradient_20_11" draw:display-name="Gradient 11" draw:style="axial" draw:start-color="#dc2300" draw:end-color="#ffffff" draw:start-intensity="100%" draw:end-intensity="100%" draw:angle="1272" draw:border="0%"/>
    <draw:gradient draw:name="Gradient_20_12" draw:display-name="Gradient 12" draw:style="linear" draw:start-color="#f3b568" draw:end-color="#996633" draw:start-intensity="100%" draw:end-intensity="100%" draw:angle="2255" draw:border="55%"/>
    <draw:gradient draw:name="Gradient_20_13" draw:display-name="Gradient 13" draw:style="linear" draw:start-color="#e6e6ff" draw:end-color="#0000ff" draw:start-intensity="100%" draw:end-intensity="100%" draw:angle="2252" draw:border="60%"/>
    <draw:gradient draw:name="Gradient_20_14" draw:display-name="Gradient 14" draw:style="linear" draw:start-color="#f3b568" draw:end-color="#996633" draw:start-intensity="100%" draw:end-intensity="100%" draw:angle="2255" draw:border="55%"/>
    <draw:gradient draw:name="Gradient_20_15" draw:display-name="Gradient 15" draw:style="linear" draw:start-color="#e6e6ff" draw:end-color="#0000ff" draw:start-intensity="100%" draw:end-intensity="100%" draw:angle="2252" draw:border="60%"/>
    <draw:gradient draw:name="Gradient_20_16" draw:display-name="Gradient 16" draw:style="linear" draw:start-color="#f3b568" draw:end-color="#996633" draw:start-intensity="100%" draw:end-intensity="100%" draw:angle="2255" draw:border="55%"/>
    <draw:gradient draw:name="Gradient_20_17" draw:display-name="Gradient 17" draw:style="linear" draw:start-color="#e6e6ff" draw:end-color="#0000ff" draw:start-intensity="100%" draw:end-intensity="100%" draw:angle="2243" draw:border="60%"/>
    <draw:gradient draw:name="Gradient_20_18" draw:display-name="Gradient 18" draw:style="linear" draw:start-color="#f3b568" draw:end-color="#996633" draw:start-intensity="100%" draw:end-intensity="100%" draw:angle="2243" draw:border="55%"/>
    <draw:gradient draw:name="Gradient_20_19" draw:display-name="Gradient 19" draw:style="axial" draw:start-color="#dc2300" draw:end-color="#ffffff" draw:start-intensity="100%" draw:end-intensity="100%" draw:angle="1249" draw:border="0%"/>
    <draw:gradient draw:name="Gradient_20_20" draw:display-name="Gradient 20" draw:style="linear" draw:start-color="#800000" draw:end-color="#dc2300" draw:start-intensity="100%" draw:end-intensity="100%" draw:angle="2003" draw:border="0%"/>
    <draw:gradient draw:name="Gradient_20_21" draw:display-name="Gradient 21" draw:style="linear" draw:start-color="#e6e6ff" draw:end-color="#0000ff" draw:start-intensity="100%" draw:end-intensity="100%" draw:angle="2153" draw:border="80%"/>
    <draw:gradient draw:name="Gradient_20_22" draw:display-name="Gradient 22" draw:style="linear" draw:start-color="#f3b568" draw:end-color="#996633" draw:start-intensity="100%" draw:end-intensity="100%" draw:angle="2153" draw:border="55%"/>
    <draw:gradient draw:name="Gradient_20_23" draw:display-name="Gradient 23" draw:style="linear" draw:start-color="#996633" draw:end-color="#000000" draw:start-intensity="100%" draw:end-intensity="100%" draw:angle="2153" draw:border="0%"/>
    <draw:gradient draw:name="Gradient_20_24" draw:display-name="Gradient 24" draw:style="linear" draw:start-color="#996633" draw:end-color="#000000" draw:start-intensity="100%" draw:end-intensity="100%" draw:angle="2025" draw:border="0%"/>
    <draw:gradient draw:name="Gradient_20_25" draw:display-name="Gradient 25" draw:style="linear" draw:start-color="#e6e6ff" draw:end-color="#0000ff" draw:start-intensity="100%" draw:end-intensity="100%" draw:angle="671" draw:border="30%"/>
    <draw:gradient draw:name="Gradient_20_26" draw:display-name="Gradient 26" draw:style="linear" draw:start-color="#e6e6ff" draw:end-color="#0000ff" draw:start-intensity="100%" draw:end-intensity="100%" draw:angle="3325" draw:border="30%"/>
    <draw:gradient draw:name="Gradient_20_27" draw:display-name="Gradient 27" draw:style="linear" draw:start-color="#e6e6ff" draw:end-color="#0000ff" draw:start-intensity="100%" draw:end-intensity="100%" draw:angle="2025" draw:border="30%"/>
    <draw:gradient draw:name="Gradient_20_28" draw:display-name="Gradient 28" draw:style="linear" draw:start-color="#e6e6ff" draw:end-color="#0000ff" draw:start-intensity="100%" draw:end-intensity="100%" draw:angle="1912" draw:border="30%"/>
    <draw:gradient draw:name="Gradient_20_29" draw:display-name="Gradient 29" draw:style="linear" draw:start-color="#e6e6ff" draw:end-color="#0000ff" draw:start-intensity="100%" draw:end-intensity="100%" draw:angle="568" draw:border="30%"/>
    <draw:gradient draw:name="Gradient_20_30" draw:display-name="Gradient 30" draw:style="linear" draw:start-color="#e6e6ff" draw:end-color="#0000ff" draw:start-intensity="100%" draw:end-intensity="100%" draw:angle="3518" draw:border="30%"/>
    <draw:gradient draw:name="Gradient_20_31" draw:display-name="Gradient 31" draw:style="linear" draw:start-color="#f3b568" draw:end-color="#996633" draw:start-intensity="100%" draw:end-intensity="100%" draw:angle="1912" draw:border="55%"/>
    <draw:gradient draw:name="Gradient_20_32" draw:display-name="Gradient 32" draw:style="linear" draw:start-color="#996633" draw:end-color="#000000" draw:start-intensity="100%" draw:end-intensity="100%" draw:angle="1893" draw:border="0%"/>
    <draw:gradient draw:name="Gradient_20_33" draw:display-name="Gradient 33" draw:style="linear" draw:start-color="#f3b568" draw:end-color="#996633" draw:start-intensity="100%" draw:end-intensity="100%" draw:angle="3518" draw:border="55%"/>
    <draw:gradient draw:name="Gradient_20_34" draw:display-name="Gradient 34" draw:style="linear" draw:start-color="#996633" draw:end-color="#000000" draw:start-intensity="100%" draw:end-intensity="100%" draw:angle="3518" draw:border="0%"/>
    <draw:gradient draw:name="Gradient_20_35" draw:display-name="Gradient 35" draw:style="linear" draw:start-color="#996633" draw:end-color="#000000" draw:start-intensity="100%" draw:end-intensity="100%" draw:angle="568" draw:border="0%"/>
    <draw:gradient draw:name="Gradient_20_36" draw:display-name="Gradient 36" draw:style="linear" draw:start-color="#f3b568" draw:end-color="#996633" draw:start-intensity="100%" draw:end-intensity="100%" draw:angle="573" draw:border="55%"/>
    <draw:gradient draw:name="Gradient_20_7" draw:display-name="Gradient 7" draw:style="axial" draw:start-color="#dc2300" draw:end-color="#ffffff" draw:start-intensity="100%" draw:end-intensity="100%" draw:angle="1235" draw:border="0%"/>
    <draw:gradient draw:name="Gradient_20_8" draw:display-name="Gradient 8" draw:style="axial" draw:start-color="#dc2300" draw:end-color="#ffffff" draw:start-intensity="100%" draw:end-intensity="100%" draw:angle="1235" draw:border="0%"/>
    <draw:gradient draw:name="Gradient_20_9" draw:display-name="Gradient 9" draw:style="axial" draw:start-color="#dc2300" draw:end-color="#ffffff" draw:start-intensity="100%" draw:end-intensity="100%" draw:angle="1235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0142E835.png" xlink:type="simple" xlink:show="embed" xlink:actuate="onLoad"/>
    <draw:marker draw:name="Arrow" svg:viewBox="0 0 20 30" svg:d="m10 0-10 30h20z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image-width="1cm" draw:fill-image-height="1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Butterfly Automobiles 1930</dc:title>
    <dc:description>Possible poster layout for an automobile show</dc:description>
    <meta:initial-creator>Peter Thielmann</meta:initial-creator>
    <meta:creation-date>1998-03-19T12:05:37</meta:creation-date>
    <dc:creator>Ilko Höpping</dc:creator>
    <dc:date>2000-02-02T13:34:50</dc:date>
    <dc:language>en-US</dc:language>
    <meta:editing-cycles>2</meta:editing-cycles>
    <meta:editing-duration>PT1M39S</meta:editing-duration>
    <meta:user-defined meta:name="Info 0"/>
    <meta:user-defined meta:name="Info 1"/>
    <meta:user-defined meta:name="Info 2"/>
    <meta:user-defined meta:name="Info 3"/>
    <meta:document-statistic meta:object-count="90"/>
  </office:meta>
</office:document-meta>
</file>